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h text:outline-level="1">Hello, World!</text:h>
      <text:p>This is a sample OpenDocument Text file for testing.</text:p>
      <text:h text:outline-level="2">Features</text:h>
      <text:p>- OpenDocument format</text:p>
      <text:p>- Compatible with LibreOffice</text:p>
      <text:p>- Cross-platform support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